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justify" style:justify-single-word="false"/>
      <style:text-properties officeooo:rsid="0019ff31" officeooo:paragraph-rsid="00058237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91614" officeooo:paragraph-rsid="00058237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justify" style:justify-single-word="false"/>
      <style:text-properties officeooo:rsid="000b25d0" officeooo:paragraph-rsid="000b25d0"/>
    </style:style>
    <style:style style:name="P4" style:family="paragraph" style:parent-style-name="Standard" style:list-style-name="L1">
      <style:text-properties fo:font-weight="bold" officeooo:paragraph-rsid="001569ce" style:font-weight-asian="bold" style:font-weight-complex="bold"/>
    </style:style>
    <style:style style:name="P5" style:family="paragraph" style:parent-style-name="Standard" style:list-style-name="L2">
      <style:text-properties officeooo:paragraph-rsid="001569ce"/>
    </style:style>
    <style:style style:name="P6" style:family="paragraph" style:parent-style-name="Standard">
      <style:text-properties officeooo:paragraph-rsid="001569ce"/>
    </style:style>
    <style:style style:name="P7" style:family="paragraph" style:parent-style-name="Standard" style:list-style-name="L3">
      <style:text-properties officeooo:paragraph-rsid="001569ce"/>
    </style:style>
    <style:style style:name="P8" style:family="paragraph" style:parent-style-name="Standard" style:list-style-name="L3">
      <style:text-properties fo:font-weight="bold" officeooo:paragraph-rsid="001569ce" style:font-weight-asian="bold" style:font-weight-complex="bold"/>
    </style:style>
    <style:style style:name="P9" style:family="paragraph" style:parent-style-name="Standard" style:list-style-name="L3">
      <style:text-properties fo:font-weight="normal" officeooo:paragraph-rsid="001569ce" style:font-weight-asian="normal" style:font-weight-complex="normal"/>
    </style:style>
    <style:style style:name="P10" style:family="paragraph" style:parent-style-name="Standard" style:list-style-name="L1">
      <style:text-properties fo:font-weight="bold" officeooo:paragraph-rsid="0015ace7" style:font-weight-asian="bold" style:font-weight-complex="bold"/>
    </style:style>
    <style:style style:name="P11" style:family="paragraph" style:parent-style-name="Standard" style:list-style-name="L4">
      <style:text-properties officeooo:paragraph-rsid="0015ace7"/>
    </style:style>
    <style:style style:name="P12" style:family="paragraph" style:parent-style-name="Standard" style:list-style-name="L4">
      <style:text-properties fo:font-weight="normal" officeooo:paragraph-rsid="0015ace7" style:font-weight-asian="normal" style:font-weight-complex="normal"/>
    </style:style>
    <style:style style:name="P13" style:family="paragraph" style:parent-style-name="Heading_20_1">
      <style:paragraph-properties fo:text-align="justify" style:justify-single-word="false"/>
      <style:text-properties officeooo:rsid="00064af2" officeooo:paragraph-rsid="00064af2"/>
    </style:style>
    <style:style style:name="P14" style:family="paragraph" style:parent-style-name="Text_20_body">
      <style:paragraph-properties fo:text-align="justify" style:justify-single-word="false"/>
      <style:text-properties officeooo:paragraph-rsid="00058237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paragraph-rsid="00058237"/>
    </style:style>
    <style:style style:name="P16" style:family="paragraph" style:parent-style-name="Text_20_body" style:list-style-name="L6">
      <style:paragraph-properties fo:text-align="justify" style:justify-single-word="false"/>
      <style:text-properties officeooo:paragraph-rsid="00058237"/>
    </style:style>
    <style:style style:name="P17" style:family="paragraph" style:parent-style-name="Text_20_body" style:list-style-name="L5">
      <style:paragraph-properties fo:text-align="justify" style:justify-single-word="false"/>
      <style:text-properties officeooo:paragraph-rsid="000848a6"/>
    </style:style>
    <style:style style:name="P18" style:family="paragraph" style:parent-style-name="Text_20_body" style:list-style-name="L7">
      <style:paragraph-properties fo:text-align="justify" style:justify-single-word="false"/>
      <style:text-properties officeooo:paragraph-rsid="000848a6"/>
    </style:style>
    <style:style style:name="P19" style:family="paragraph" style:parent-style-name="Text_20_body">
      <style:paragraph-properties fo:text-align="justify" style:justify-single-word="false"/>
      <style:text-properties officeooo:paragraph-rsid="000848a6"/>
    </style:style>
    <style:style style:name="P20" style:family="paragraph" style:parent-style-name="Text_20_body" style:list-style-name="L8">
      <style:paragraph-properties fo:text-align="justify" style:justify-single-word="false"/>
      <style:text-properties officeooo:paragraph-rsid="000848a6"/>
    </style:style>
    <style:style style:name="P21" style:family="paragraph" style:parent-style-name="Text_20_body" style:list-style-name="L9">
      <style:paragraph-properties fo:text-align="justify" style:justify-single-word="false"/>
      <style:text-properties officeooo:paragraph-rsid="000848a6"/>
    </style:style>
    <style:style style:name="P22" style:family="paragraph" style:parent-style-name="Text_20_body" style:list-style-name="L9">
      <style:paragraph-properties fo:text-align="justify" style:justify-single-word="false"/>
      <style:text-properties fo:font-weight="bold" officeooo:paragraph-rsid="000848a6" style:font-weight-asian="bold" style:font-weight-complex="bold"/>
    </style:style>
    <style:style style:name="P23" style:family="paragraph" style:parent-style-name="Text_20_body" style:list-style-name="L9">
      <style:paragraph-properties fo:text-align="justify" style:justify-single-word="false"/>
      <style:text-properties fo:font-weight="normal" officeooo:paragraph-rsid="000848a6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weight="normal" officeooo:paragraph-rsid="000848a6" style:font-weight-asian="normal" style:font-weight-complex="normal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paragraph-rsid="000867ee"/>
    </style:style>
    <style:style style:name="P26" style:family="paragraph" style:parent-style-name="Text_20_body" style:list-style-name="L10">
      <style:paragraph-properties fo:text-align="justify" style:justify-single-word="false"/>
      <style:text-properties officeooo:paragraph-rsid="000867ee"/>
    </style:style>
    <style:style style:name="P27" style:family="paragraph" style:parent-style-name="Text_20_body">
      <style:paragraph-properties fo:text-align="justify" style:justify-single-word="false"/>
      <style:text-properties officeooo:paragraph-rsid="000867ee"/>
    </style:style>
    <style:style style:name="P28" style:family="paragraph" style:parent-style-name="Heading_20_1">
      <style:paragraph-properties fo:text-align="justify" style:justify-single-word="false"/>
      <style:text-properties officeooo:rsid="0009f975" officeooo:paragraph-rsid="0009f975"/>
    </style:style>
    <style:style style:name="P29" style:family="paragraph" style:parent-style-name="Text_20_body">
      <style:paragraph-properties fo:text-align="justify" style:justify-single-word="false"/>
      <style:text-properties officeooo:paragraph-rsid="0009f975"/>
    </style:style>
    <style:style style:name="P30" style:family="paragraph" style:parent-style-name="Text_20_body" style:list-style-name="L11">
      <style:paragraph-properties fo:text-align="justify" style:justify-single-word="false"/>
      <style:text-properties officeooo:paragraph-rsid="0009f975"/>
    </style:style>
    <style:style style:name="P31" style:family="paragraph" style:parent-style-name="Text_20_body" style:list-style-name="L12">
      <style:paragraph-properties fo:text-align="justify" style:justify-single-word="false"/>
      <style:text-properties officeooo:paragraph-rsid="0009f975"/>
    </style:style>
    <style:style style:name="P32" style:family="paragraph" style:parent-style-name="Text_20_body" style:list-style-name="L11">
      <style:paragraph-properties fo:text-align="justify" style:justify-single-word="false"/>
      <style:text-properties officeooo:paragraph-rsid="000c9ed7"/>
    </style:style>
    <style:style style:name="P33" style:family="paragraph" style:parent-style-name="Text_20_body" style:list-style-name="L13">
      <style:paragraph-properties fo:text-align="justify" style:justify-single-word="false"/>
      <style:text-properties officeooo:paragraph-rsid="000c9ed7"/>
    </style:style>
    <style:style style:name="P34" style:family="paragraph" style:parent-style-name="Text_20_body" style:list-style-name="L13">
      <style:paragraph-properties fo:text-align="justify" style:justify-single-word="false"/>
      <style:text-properties officeooo:paragraph-rsid="000e9a0e"/>
    </style:style>
    <style:style style:name="P35" style:family="paragraph" style:parent-style-name="Text_20_body">
      <style:paragraph-properties fo:text-align="justify" style:justify-single-word="false"/>
      <style:text-properties officeooo:paragraph-rsid="000e9a0e"/>
    </style:style>
    <style:style style:name="P36" style:family="paragraph" style:parent-style-name="Text_20_body" style:list-style-name="L11">
      <style:paragraph-properties fo:text-align="justify" style:justify-single-word="false"/>
      <style:text-properties officeooo:paragraph-rsid="000e9a0e"/>
    </style:style>
    <style:style style:name="P37" style:family="paragraph" style:parent-style-name="Text_20_body" style:list-style-name="L14">
      <style:paragraph-properties fo:text-align="justify" style:justify-single-word="false"/>
      <style:text-properties officeooo:paragraph-rsid="000e9a0e"/>
    </style:style>
    <style:style style:name="P38" style:family="paragraph" style:parent-style-name="Text_20_body" style:list-style-name="L15">
      <style:paragraph-properties fo:text-align="justify" style:justify-single-word="false"/>
      <style:text-properties officeooo:paragraph-rsid="000e9a0e"/>
    </style:style>
    <style:style style:name="P39" style:family="paragraph" style:parent-style-name="Heading_20_1">
      <style:paragraph-properties fo:text-align="justify" style:justify-single-word="false"/>
      <style:text-properties officeooo:paragraph-rsid="000e9a0e"/>
    </style:style>
    <style:style style:name="P40" style:family="paragraph" style:parent-style-name="Text_20_body" style:list-style-name="L16">
      <style:paragraph-properties fo:text-align="justify" style:justify-single-word="false"/>
      <style:text-properties fo:font-weight="bold" officeooo:paragraph-rsid="000e9a0e" style:font-weight-asian="bold" style:font-weight-complex="bold"/>
    </style:style>
    <style:style style:name="P41" style:family="paragraph" style:parent-style-name="Text_20_body" style:list-style-name="L17">
      <style:paragraph-properties fo:text-align="justify" style:justify-single-word="false"/>
      <style:text-properties fo:font-weight="normal" officeooo:paragraph-rsid="000e9a0e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weight="normal" officeooo:paragraph-rsid="000e9a0e" style:font-weight-asian="normal" style:font-weight-complex="normal"/>
    </style:style>
    <style:style style:name="P43" style:family="paragraph" style:parent-style-name="Text_20_body" style:list-style-name="L16">
      <style:paragraph-properties fo:text-align="justify" style:justify-single-word="false"/>
      <style:text-properties fo:font-weight="bold" officeooo:paragraph-rsid="001030d3" style:font-weight-asian="bold" style:font-weight-complex="bold"/>
    </style:style>
    <style:style style:name="P44" style:family="paragraph" style:parent-style-name="Text_20_body" style:list-style-name="L18">
      <style:paragraph-properties fo:text-align="justify" style:justify-single-word="false"/>
      <style:text-properties fo:font-weight="normal" officeooo:paragraph-rsid="001030d3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weight="normal" officeooo:paragraph-rsid="001030d3" style:font-weight-asian="normal" style:font-weight-complex="normal"/>
    </style:style>
    <style:style style:name="P46" style:family="paragraph" style:parent-style-name="Text_20_body" style:list-style-name="L16">
      <style:paragraph-properties fo:text-align="justify" style:justify-single-word="false"/>
      <style:text-properties fo:font-weight="bold" officeooo:paragraph-rsid="0010d39c" style:font-weight-asian="bold" style:font-weight-complex="bold"/>
    </style:style>
    <style:style style:name="P47" style:family="paragraph" style:parent-style-name="Text_20_body" style:list-style-name="L19">
      <style:paragraph-properties fo:text-align="justify" style:justify-single-word="false"/>
      <style:text-properties fo:font-weight="normal" officeooo:paragraph-rsid="0010d39c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weight="normal" officeooo:paragraph-rsid="0010d39c" style:font-weight-asian="normal" style:font-weight-complex="normal"/>
    </style:style>
    <style:style style:name="P49" style:family="paragraph" style:parent-style-name="Text_20_body" style:list-style-name="L20">
      <style:paragraph-properties fo:text-align="justify" style:justify-single-word="false"/>
      <style:text-properties fo:font-weight="normal" officeooo:paragraph-rsid="0010d39c" style:font-weight-asian="normal" style:font-weight-complex="normal"/>
    </style:style>
    <style:style style:name="T1" style:family="text">
      <style:text-properties officeooo:rsid="00058237"/>
    </style:style>
    <style:style style:name="T2" style:family="text">
      <style:text-properties officeooo:rsid="001c01f9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69ce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tyle="italic" fo:font-weight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0e9a0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o <text:span text:style-name="T1">Garcia</text:span><text:span text:style-name="T2">(Seminario-SO)</text:span></text:p>
      <text:p text:style-name="P2"/>
      <text:h text:style-name="P3" text:outline-level="1">Introdução</text:h>
      <text:list xml:id="list1169868132" text:style-name="L1">
        <text:list-item>
          <text:p text:style-name="P4">Parte 1: Por que estudar Sistemas Antigos? (A Migração de Recursos)</text:p>
        </text:list-item>
      </text:list>
      <text:list text:style-name="L2">
        <text:list-item>
          <text:list>
            <text:list-item>
              <text:p text:style-name="P5">(Garcia, comece aqui): "Bom dia a todos. Antes de começarmos a falar sobre sistemas operacionais influentes, a primeira pergunta é: por que estudar história? Por que olhar para máquinas dos anos 60, como o Atlas ou o MULTICS?" </text:p>
            </text:list-item>
            <text:list-item>
              <text:p text:style-name="P5"><text:span text:style-name="T3">A Resposta: Migração de Recursos</text:span>.</text:p>
            </text:list-item>
            <text:list-item>
              <text:p text:style-name="P5">"A resposta é o que o livro chama de <text:span text:style-name="T3">'Migração de Recursos'</text:span>. Muitos recursos que hoje parecem óbvios — como ter múltiplos programas rodando, ou memória virtual — eram conceitos que só existiam em <text:span text:style-name="T4">mainframes</text:span> gigantescos e caros".</text:p>
            </text:list-item>
            <text:list-item>
              <text:p text:style-name="P5">"Como mostra essa figura (Figura 20.1), essas ideias "migraram" com o tempo: dos mainframes para os minicomputadores, depois para os desktops, e hoje estão nos smartphones que carregamos no bolso".</text:p>
            </text:list-item>
            <text:list-item>
              <text:p text:style-name="P5"><text:span text:style-name="T5">O Exemplo Perfeito</text:span>: </text:p>
              <text:list>
                <text:list-item>
                  <text:p text:style-name="P5">O <text:span text:style-name="T3">MULTICS</text:span> (que o Zé vai citar) era um sistema enorme, de 1965, em um mainframe GE 645. </text:p>
                </text:list-item>
                <text:list-item>
                  <text:p text:style-name="P5">Muitas ideias dele migraram para o <text:span text:style-name="T3">UNIX</text:span>, que rodava em minicomputadores (PDP-11) nos anos 70.</text:p>
                </text:list-item>
                <text:list-item>
                  <text:p text:style-name="P5">As ideias do UNIX migraram para o <text:span text:style-name="T3">Windows</text:span> e o <text:span text:style-name="T3">Mac OS X</text:span> nos anos 90.</text:p>
                </text:list-item>
                <text:list-item>
                  <text:p text:style-name="P5">E hoje, o <text:span text:style-name="T3">Linux</text:span> (baseado no UNIX) migrou até para os <text:span text:style-name="T3">smartphones</text:span>.</text:p>
                </text:list-item>
              </text:list>
            </text:list-item>
            <text:list-item>
              <text:p text:style-name="P5">"Então, para entender os sistemas de hoje, precisamos entender de onde essas ideias vieram." </text:p>
            </text:list-item>
          </text:list>
        </text:list-item>
      </text:list>
      <text:p text:style-name="P6"/>
      <text:p text:style-name="P6"/>
      <text:list xml:id="list194531710364593" text:continue-list="list1169868132" text:style-name="L1">
        <text:list-item>
          <text:p text:style-name="P4"><text:span text:style-name="T6">P</text:span>arte 2: Os Primeiros Sistemas (A Era "Manual") </text:p>
        </text:list-item>
      </text:list>
      <text:list text:style-name="L3">
        <text:list-item>
          <text:list>
            <text:list-item>
              <text:p text:style-name="P7">"Mas, antes mesmo disso, no início (anos 40 e 50), os computadores não tinham sistema operacional nenhum. O primeiro computador de uso geral com programa armazenado foi o <text:span text:style-name="T3">Manchester Mark 1</text:span>, de 1949".</text:p>
            </text:list-item>
            <text:list-item>
              <text:p text:style-name="P8">Como funcionava? </text:p>
              <text:list>
                <text:list-item>
                  <text:p text:style-name="P9">O programador era o <text:span text:style-name="T4">operador</text:span>.</text:p>
                </text:list-item>
                <text:list-item>
                  <text:p text:style-name="P9">Ele carregava o programa <text:span text:style-name="T4">manualmente</text:span>, instrução por instrução, usando chaves no painel frontal ou fita de papel.</text:p>
                </text:list-item>
                <text:list-item>
                  <text:p text:style-name="P9">Ele apertava "start", monitorava as luzes no console e, se desse erro, depurava ali mesmo, parando a máquina.</text:p>
                </text:list-item>
                <text:list-item>
                  <text:p text:style-name="P9">O problema era o <text:span text:style-name="T3">Tempo de Preparação</text:span>. O computador era caríssimo (milhões de dólares), mas a <text:span text:style-name="T3">CPU ficava 99% do tempo ociosa</text:span>, esperando o humano carregar fitas, montar cartões ou pensar no que fazer". </text:p>
                </text:list-item>
              </text:list>
            </text:list-item>
          </text:list>
        </text:list-item>
      </text:list>
      <text:list text:continue-list="list194531710364593" text:style-name="L1">
        <text:list-item>
          <text:p text:style-name="P10">O Nascimento do SO (A Busca pela Eficiência) <text:s/></text:p>
        </text:list-item>
      </text:list>
      <text:list text:style-name="L4">
        <text:list-item>
          <text:list>
            <text:list-item>
              <text:p text:style-name="P11">"Isso era um desperdício absurdo de dinheiro. A solução veio em duas etapas:" </text:p>
            </text:list-item>
            <text:list-item>
              <text:p text:style-name="P11"><text:span text:style-name="T5">Etapa 1: O Operador Profissional e o </text:span><text:span text:style-name="T7">Batch</text:span><text:span text:style-name="T5"> (Lote)</text:span> </text:p>
              <text:list>
                <text:list-item>
                  <text:p text:style-name="P11">Contrataram um <text:span text:style-name="T4">operador</text:span> profissional (mais rápido que o programador) e criaram o <text:span text:style-name="T3">"processamento em lote" (batch)</text:span>.</text:p>
                </text:list-item>
                <text:list-item>
                  <text:p text:style-name="P11">Em vez de rodar um job de cada vez, o operador juntava todos os jobs parecidos (ex: todos os de FORTRAN) e os rodava em sequência, para economizar tempo de preparação (só carregava o compilador FORTRAN uma vez).</text:p>
                </text:list-item>
              </text:list>
            </text:list-item>
            <text:list-item>
              <text:p text:style-name="P11"><text:span text:style-name="T5">Etapa 2: O </text:span><text:span text:style-name="T7">Monitor Residente</text:span><text:span text:style-name="T5"> (O 1º SO)</text:span></text:p>
              <text:list>
                <text:list-item>
                  <text:p text:style-name="P12">Mesmo com um operador, a CPU ainda ficava ociosa entre um job e outro.</text:p>
                </text:list-item>
                <text:list-item>
                  <text:p text:style-name="P11"><text:soft-page-break/><text:s/>A solução foi o <text:span text:style-name="T3">sequenciamento automático de jobs</text:span>: criaram um pequeno programa chamado <text:span text:style-name="T3">"monitor residente"</text:span>.</text:p>
                </text:list-item>
                <text:list-item>
                  <text:p text:style-name="P11">Esse monitor ficava <text:span text:style-name="T4">sempre</text:span> na memória. Quando um job terminava, ele <text:span text:style-name="T4">automaticamente</text:span> pegava o controle de volta e chamava o próximo job da fila.</text:p>
                </text:list-item>
                <text:list-item>
                  <text:p text:style-name="P11">Para dizer ao monitor o que fazer, os programadores usavam <text:span text:style-name="T3">"cartões de controle"</text:span> (como <text:span text:style-name="Source_20_Text">$JOB</text:span>, <text:span text:style-name="Source_20_Text">$FTN</text:span>, <text:span text:style-name="Source_20_Text">$RUN</text:span>), que deram origem à <text:span text:style-name="T3">JCL (Job Control Language)</text:span>. </text:p>
                </text:list-item>
              </text:list>
            </text:list-item>
            <text:list-item>
              <text:p text:style-name="P11"><text:span text:style-name="T5">A Evolução Final: </text:span><text:span text:style-name="T7">Spooling</text:span> </text:p>
              <text:list>
                <text:list-item>
                  <text:p text:style-name="P11">O monitor residente melhorou, mas a CPU (eletrônica, rápida) ainda tinha que esperar por periféricos mecânicos lentos (leitora de cartão, impressora)".</text:p>
                </text:list-item>
                <text:list-item>
                  <text:p text:style-name="P11">A solução foi o <text:span text:style-name="T3">SPOOLING (Simultaneous Peripheral Operation On-line)</text:span>.</text:p>
                </text:list-item>
                <text:list-item>
                  <text:p text:style-name="P11">O SO usava o <text:span text:style-name="T3">disco</text:span> como um <text:span text:style-name="T4">buffer</text:span> gigante. Em vez de ler <text:span text:style-name="T4">do cartão</text:span>, a CPU lia do disco (rápido). Em vez de imprimir <text:span text:style-name="T4">na impressora</text:span>, a CPU "imprimia" no disco (rápido).</text:p>
                </text:list-item>
                <text:list-item>
                  <text:p text:style-name="P11">O spooling permitiu que a CPU, a leitora de cartões e a impressora trabalhassem ao <text:span text:style-name="T4">mesmo tempo</text:span>, em paralelo.</text:p>
                </text:list-item>
              </text:list>
            </text:list-item>
            <text:list-item>
              <text:p text:style-name="P11"><text:span text:style-name="T5">Conclusão (A Ponte para o Felipe)</text:span>: </text:p>
              <text:list>
                <text:list-item>
                  <text:p text:style-name="P11">"O Spooling e a multiprogramação se tornaram a base de todos os sistemas modernos". </text:p>
                </text:list-item>
                <text:list-item>
                  <text:p text:style-name="P11">"E é exatamente nesse ponto, no auge dos sistemas batch otimizados com spooling e o início da memória virtual, que o Felipe vai começar a nossa história, falando do <text:span text:style-name="T3">Atlas</text:span>."</text:p>
                </text:list-item>
              </text:list>
            </text:list-item>
          </text:list>
        </text:list-item>
      </text:list>
      <text:h text:style-name="P13" text:outline-level="1">Sistema Operacional Macintosh e Windows</text:h>
      <text:p text:style-name="P14"/>
      <text:list xml:id="list2235190947" text:style-name="L5">
        <text:list-item>
          <text:p text:style-name="P15"><text:span text:style-name="T5">Introdução: A Próxima Revolução (A GUI)</text:span> </text:p>
        </text:list-item>
      </text:list>
      <text:list text:style-name="L6">
        <text:list-item>
          <text:list>
            <text:list-item>
              <text:p text:style-name="P16">(Garcia, aqui é a transição): "O Zé acabou de nos mostrar a era do CP/M e MS-DOS, que levou o computador para as massas, mas era baseado em linha de comando e, crucialmente, <text:span text:style-name="T3">não tinha memória protegida</text:span>." </text:p>
            </text:list-item>
            <text:list-item>
              <text:p text:style-name="P16">"Com a chegada das CPUs de 16 bits, os SOs puderam evoluir. A próxima grande revolução não foi sobre poder, mas sobre <text:span text:style-name="T4">usabilidade</text:span>: a <text:span text:style-name="T3">Interface Gráfica de Usuário (GUI)</text:span>". </text:p>
            </text:list-item>
          </text:list>
        </text:list-item>
      </text:list>
      <text:p text:style-name="P14"/>
      <text:list xml:id="list194532173386351" text:continue-list="list2235190947" text:style-name="L5">
        <text:list-item>
          <text:p text:style-name="P17"><text:span text:style-name="T5">O Pioneiro: Macintosh (1984) </text:span><text:s/></text:p>
        </text:list-item>
      </text:list>
      <text:list text:style-name="L7">
        <text:list-item>
          <text:list>
            <text:list-item>
              <text:p text:style-name="P18">"O computador que definiu essa nova era foi o <text:span text:style-name="T3">Apple Macintosh</text:span>, em 1984". </text:p>
            </text:list-item>
            <text:list-item>
              <text:p text:style-name="P18">"Ele foi talvez o primeiro, e com certeza o mais bem-sucedido computador com uma GUI projetada especificamente para <text:span text:style-name="T3">usuários domésticos</text:span>". </text:p>
            </text:list-item>
            <text:list-item>
              <text:p text:style-name="P18">"A interação mudou completamente: agora se usava um <text:span text:style-name="T3">mouse</text:span> para apontar e selecionar na tela". </text:p>
            </text:list-item>
            <text:list-item>
              <text:p text:style-name="P18">"O modelo de negócios dele era fechado: o Mac OS rodava <text:span text:style-name="T4">apenas</text:span> em computadores da Apple". </text:p>
            </text:list-item>
          </text:list>
        </text:list-item>
      </text:list>
      <text:p text:style-name="P19"/>
      <text:list xml:id="list194532805195615" text:continue-list="list194532173386351" text:style-name="L5">
        <text:list-item>
          <text:p text:style-name="P17"><text:span text:style-name="T5">O Concorrente: Microsoft Windows (1985) </text:span><text:s/></text:p>
        </text:list-item>
      </text:list>
      <text:list text:style-name="L8">
        <text:list-item>
          <text:list>
            <text:list-item>
              <text:p text:style-name="P20"><text:soft-page-break/>"Um ano depois, em 1985, a Microsoft lançou o <text:span text:style-name="T3">Windows 1.0</text:span>". </text:p>
            </text:list-item>
            <text:list-item>
              <text:p text:style-name="P20">"Com o tempo, o Mac OS foi 'lentamente eclipsado' pelo Windows". </text:p>
            </text:list-item>
            <text:list-item>
              <text:p text:style-name="P20"><text:span text:style-name="T3">Por que o Windows dominou?</text:span> Pela estratégia de negócios oposta: O Windows foi <text:span text:style-name="T3">licenciado para rodar em muitos computadores diferentes</text:span>, de várias empresas (os "PCs compatíveis"). </text:p>
            </text:list-item>
          </text:list>
        </text:list-item>
      </text:list>
      <text:p text:style-name="P19"/>
      <text:list xml:id="list194532070569831" text:continue-list="list194532805195615" text:style-name="L5">
        <text:list-item>
          <text:p text:style-name="P17"><text:span text:style-name="T5">Evolução: Trazendo os Conceitos dos Mainframes para os PCs </text:span><text:s/></text:p>
        </text:list-item>
      </text:list>
      <text:list text:style-name="L9">
        <text:list-item>
          <text:list>
            <text:list-item>
              <text:p text:style-name="P21">"No início, esses sistemas eram só uma 'casca' bonita por cima de sistemas como o MS-DOS. Mas, com a evolução das CPUs para <text:span text:style-name="T3">32 bits</text:span>, eles finalmente ganharam os recursos de proteção que os mainframes dos anos 60 (que o Felipe apresentou, como o XDS-940) já tinham:" </text:p>
              <text:list>
                <text:list-item>
                  <text:p text:style-name="P22">Memória Protegida </text:p>
                </text:list-item>
                <text:list-item>
                  <text:p text:style-name="P22">Mudança de Contexto (Multitarefa real) </text:p>
                </text:list-item>
              </text:list>
            </text:list-item>
            <text:list-item>
              <text:p text:style-name="P23">[citar: À medida que as CPUs microprocessadoras evoluíam para chips de 32 bits com recursos avançados, tais como memória protegida e mudança de contexto, esses sistemas operacionais adicionaram recursos que, anteriormente, eram encontrados apenas em mainframes e minicomputadores]. </text:p>
            </text:list-item>
            <text:list-item>
              <text:p text:style-name="P23">"Com isso, os PCs se tornaram tão poderosos que os minicomputadores (como o TOPS-20) 'sumiram', sendo substituídos por 'servidores'". </text:p>
            </text:list-item>
          </text:list>
        </text:list-item>
      </text:list>
      <text:p text:style-name="P24"/>
      <text:list text:continue-list="list194532070569831" text:style-name="L5">
        <text:list-item>
          <text:p text:style-name="P25"><text:span text:style-name="T5">Conclusão </text:span><text:span text:style-name="T5"><text:s/></text:span><text:s/></text:p>
        </text:list-item>
      </text:list>
      <text:list text:style-name="L10">
        <text:list-item>
          <text:list>
            <text:list-item>
              <text:p text:style-name="P26">"Essa <text:span text:style-name="T3">rivalidade na área de desktops entre a Apple e a Microsoft</text:span> definiu o mercado e continua até hoje". </text:p>
            </text:list-item>
            <text:list-item>
              <text:p text:style-name="P26">"Outros sistemas, como AmigaOS e OS/2, tentaram, mas não conseguiram competir com esses dois gigantes". </text:p>
            </text:list-item>
            <text:list-item>
              <text:p text:style-name="P26">"Enquanto isso, o Linux (baseado nas ideias do UNIX) também continuou a ganhar popularidade, especialmente entre usuários técnicos". </text:p>
            </text:list-item>
          </text:list>
        </text:list-item>
      </text:list>
      <text:p text:style-name="P27"/>
      <text:p text:style-name="P27"/>
      <text:h text:style-name="P28" text:outline-level="1">Mach</text:h>
      <text:p text:style-name="P29"/>
      <text:list xml:id="list947323692" text:style-name="L11">
        <text:list-item>
          <text:p text:style-name="P30"><text:span text:style-name="T5">Introdução: O que é o Mach?</text:span> </text:p>
        </text:list-item>
      </text:list>
      <text:list text:style-name="L12">
        <text:list-item>
          <text:list>
            <text:list-item>
              <text:p text:style-name="P31">(Garcia, aqui é a transição): "Acabamos de ver a rivalidade Mac e Windows. Agora, vamos voltar para a arquitetura interna e falar do <text:span text:style-name="T3">Mach</text:span>, um sistema operacional que nasceu em meados dos anos 1980 na Universidade Carnegie Mellon (CMU) e que se tornou a fundação do macOS moderno". </text:p>
            </text:list-item>
            <text:list-item>
              <text:p text:style-name="P31"><text:soft-page-break/><text:span text:style-name="T5">Os 3 Objetivos do Mach</text:span>: </text:p>
              <text:list>
                <text:list-item>
                  <text:p text:style-name="P31"><text:span text:style-name="T3">Ser Moderno:</text:span> Suportar computação paralela, distribuída e múltiplos modelos de memória. </text:p>
                </text:list-item>
                <text:list-item>
                  <text:p text:style-name="P31"><text:span text:style-name="T3">Ser Compatível:</text:span> Conseguir rodar programas do <text:span text:style-name="T3">UNIX 4.3 BSD</text:span> perfeitamente. </text:p>
                </text:list-item>
                <text:list-item>
                  <text:p text:style-name="P31"><text:span text:style-name="T3">Ser Simples:</text:span> Ter um kernel mais simples e fácil de modificar do que o do BSD. </text:p>
                </text:list-item>
              </text:list>
            </text:list-item>
          </text:list>
        </text:list-item>
      </text:list>
      <text:p text:style-name="P29"/>
      <text:list xml:id="list194532699027155" text:continue-list="list947323692" text:style-name="L11">
        <text:list-item>
          <text:p text:style-name="P32"><text:span text:style-name="T5">A Evolução: De Monolítico para Microkernel </text:span><text:s/></text:p>
        </text:list-item>
      </text:list>
      <text:list text:style-name="L13">
        <text:list-item>
          <text:list>
            <text:list-item>
              <text:p text:style-name="P33">"O Mach não nasceu como um microkernel. A jornada dele é o mais interessante:" </text:p>
            </text:list-item>
            <text:list-item>
              <text:p text:style-name="P33"><text:span text:style-name="T3">Release 2 (Monolítico):</text:span> No início, para ser compatível, os desenvolvedores colocaram <text:span text:style-name="T4">todo</text:span> o código do UNIX (BSD) <text:span text:style-name="T4">dentro</text:span> do kernel do Mach. O resultado foi um kernel <text:span text:style-name="T3">maior e mais complexo</text:span> que o BSD original. </text:p>
            </text:list-item>
            <text:list-item>
              <text:p text:style-name="P33"><text:span text:style-name="T3">Mach 3 (O Salto para o Microkernel):</text:span> Eles perceberam que isso era um erro. No <text:span text:style-name="T3">Mach 3</text:span>, eles fizeram o oposto: <text:span text:style-name="T3">transferiram todo o código do BSD para </text:span><text:span text:style-name="T8">fora</text:span><text:span text:style-name="T3"> do kernel</text:span>, deixando para trás apenas um <text:span text:style-name="T3">microkernel</text:span> muito menor. </text:p>
            </text:list-item>
            <text:list-item>
              <text:p text:style-name="P34"><text:span text:style-name="T3">A Vantagem:</text:span> O UNIX (BSD) passou a rodar como um "servidor em modo usuário". Isso permitiu que <text:span text:style-name="T4">outras personalidades</text:span> de SO (como DOS ou Macintosh) pudessem rodar ao mesmo tempo, em cima do mesmo microkernel.</text:p>
            </text:list-item>
          </text:list>
        </text:list-item>
      </text:list>
      <text:p text:style-name="P35"/>
      <text:list xml:id="list194532371524695" text:continue-list="list194532699027155" text:style-name="L11">
        <text:list-item>
          <text:p text:style-name="P36"><text:span text:style-name="T9">As Inovações Técnicas do Mach (Por que ele era "Moderno")</text:span> </text:p>
        </text:list-item>
      </text:list>
      <text:list text:style-name="L14">
        <text:list-item>
          <text:list>
            <text:list-item>
              <text:p text:style-name="P37">"O Mach foi projetado para multiprocessamento desde o início, ao contrário do UNIX". </text:p>
            </text:list-item>
            <text:list-item>
              <text:p text:style-name="P37"><text:span text:style-name="T3">Tarefas (Tasks) e Threads:</text:span> Foi pioneiro em separar o conceito de "Tarefa" (o espaço de endereçamento, os recursos) do conceito de <text:span text:style-name="T3">"Thread"</text:span> (a linha de execução). Isso é a base da computação paralela moderna. </text:p>
            </text:list-item>
            <text:list-item>
              <text:p text:style-name="P37"><text:span text:style-name="T3">Comunicação por Mensagens:</text:span> Assim como o RC 4000, o Mach usava <text:span text:style-name="T3">mensagens</text:span> como o <text:span text:style-name="T4">único</text:span> método de comunicação entre processos. Isso garantia mais segurança e proteção. </text:p>
            </text:list-item>
            <text:list-item>
              <text:p text:style-name="P37"><text:span text:style-name="T3">Memória Virtual Flexível:</text:span> Até o sistema de memória virtual usava mensagens para se comunicar com os "daemons" (processos) que gerenciavam o <text:span text:style-name="T4">swapping</text:span> no disco. </text:p>
            </text:list-item>
          </text:list>
        </text:list-item>
      </text:list>
      <text:list text:continue-list="list194532371524695" text:style-name="L11">
        <text:list-item>
          <text:p text:style-name="P36"><text:span text:style-name="T9">Conclusão: O Legado Real do Mach </text:span><text:s/></text:p>
        </text:list-item>
      </text:list>
      <text:list text:style-name="L15">
        <text:list-item>
          <text:list>
            <text:list-item>
              <text:p text:style-name="P38"><text:span text:style-name="T3">OSF/1:</text:span> A indústria (IBM, DEC, HP) adotou o Mach 2.5 como a base para o seu padrão UNIX, o <text:span text:style-name="T3">OSF/1</text:span>. </text:p>
            </text:list-item>
            <text:list-item>
              <text:p text:style-name="P38"><text:span text:style-name="T3">O Ponto de Virada (Steve Jobs):</text:span> O Mach 2.5 também foi a base do sistema operacional da <text:span text:style-name="T3">NeXT</text:span>, a empresa que Steve Jobs criou depois que saiu da Apple. </text:p>
            </text:list-item>
            <text:list-item>
              <text:p text:style-name="P38"><text:soft-page-break/>"Quando Steve Jobs voltou para a Apple, ele trouxe o sistema da NeXT com ele. Esse sistema, baseado no <text:span text:style-name="T3">microkernel Mach</text:span>, evoluiu e se tornou o <text:span text:style-name="T3">Mac OS X</text:span> que conhecemos hoje (e também a base do iOS)." </text:p>
            </text:list-item>
          </text:list>
        </text:list-item>
      </text:list>
      <text:p text:style-name="P35"/>
      <text:p text:style-name="P35"/>
      <text:p text:style-name="P35"/>
      <text:h text:style-name="P39" text:outline-level="1">Outros Sistemas <text:span text:style-name="T10">e Conclusão do Seminario</text:span></text:h>
      <text:p text:style-name="P35"/>
      <text:list xml:id="list662619950" text:style-name="L16">
        <text:list-item>
          <text:p text:style-name="P40">Introdução: "Não foram só esses…"</text:p>
        </text:list-item>
      </text:list>
      <text:list text:style-name="L17">
        <text:list-item>
          <text:list>
            <text:list-item>
              <text:p text:style-name="P41">(Garcia, aqui você amarra tudo): "Nós (Felipe e Zé) apresentamos os sistemas que o livro destaca como os mais influentes e que contam a história principal da evolução dos SOs. Mas, claro, existiram muitos outros sistemas importantes na história.". </text:p>
            </text:list-item>
          </text:list>
        </text:list-item>
      </text:list>
      <text:p text:style-name="P42"/>
      <text:list xml:id="list194531531012166" text:continue-list="list662619950" text:style-name="L16">
        <text:list-item>
          <text:p text:style-name="P43">Exemplos Notáveis (Para mostrar amplitude) </text:p>
        </text:list-item>
      </text:list>
      <text:list text:style-name="L18">
        <text:list-item>
          <text:list>
            <text:list-item>
              <text:p text:style-name="P44">"Só para citar dois exemplos que o livro menciona:" </text:p>
            </text:list-item>
            <text:list-item>
              <text:p text:style-name="P44"><text:span text:style-name="T3">MCP (do computador Burroughs):</text:span> Foi notável por ser o <text:span text:style-name="T3">primeiro sistema operacional escrito em uma linguagem de programação de alto nível</text:span> (não em Assembly) e já suportava múltiplas CPUs e segmentação de memória. </text:p>
            </text:list-item>
            <text:list-item>
              <text:p text:style-name="P44"><text:span text:style-name="T3">SCOPE (do CDC 6600):</text:span> Também era um sistema avançado para múltiplas CPUs e tinha um design de sincronização de processos que era considerado "surpreendentemente bom" para a época. </text:p>
            </text:list-item>
          </text:list>
        </text:list-item>
      </text:list>
      <text:p text:style-name="P45"/>
      <text:list xml:id="list194532356137951" text:continue-list="list194531531012166" text:style-name="L16">
        <text:list-item>
          <text:p text:style-name="P46">A Grande Lição (A Conclusão do Capítulo) </text:p>
        </text:list-item>
      </text:list>
      <text:list text:style-name="L19">
        <text:list-item>
          <text:list>
            <text:list-item>
              <text:p text:style-name="P47">"A história dos sistemas operacionais é cheia de sistemas que, como esses, atingiram seu objetivo por um tempo... e depois desapareceram.". </text:p>
            </text:list-item>
            <text:list-item>
              <text:p text:style-name="P47"><text:span text:style-name="T3">Por que eles desaparecem?</text:span> Porque, como diz o livro, eles são substituídos por sistemas que são: </text:p>
              <text:list>
                <text:list-item>
                  <text:p text:style-name="P47">Melhores (mais recursos) </text:p>
                </text:list-item>
                <text:list-item>
                  <text:p text:style-name="P47">Adaptados (suportavam hardware mais novo) </text:p>
                </text:list-item>
                <text:list-item>
                  <text:p text:style-name="P47">Mais fáceis de usar </text:p>
                </text:list-item>
                <text:list-item>
                  <text:p text:style-name="P47">Ou simplesmente tinham um marketing melhor. </text:p>
                </text:list-item>
              </text:list>
            </text:list-item>
          </text:list>
        </text:list-item>
      </text:list>
      <text:p text:style-name="P48"/>
      <text:list text:continue-list="list194532356137951" text:style-name="L16">
        <text:list-item>
          <text:p text:style-name="P46">Fechamento (Olhando para o Futuro) <text:s/></text:p>
        </text:list-item>
      </text:list>
      <text:list text:style-name="L20">
        <text:list-item>
          <text:list>
            <text:list-item>
              <text:p text:style-name="P49"><text:soft-page-break/>"E a conclusão que tiramos deste capítulo é que essa tendência de evolução e substituição não parou nos anos 80. Ela continua acontecendo hoje e, como o livro afirma, 'temos certeza de que essa tendência continuará no futuro'.". </text:p>
            </text:list-item>
            <text:list-item>
              <text:p text:style-name="P49">(Fim da apresentação)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9:18:40.138086800</meta:creation-date>
    <dc:date>2025-10-31T19:42:15.851898400</dc:date>
    <meta:editing-duration>PT23M26S</meta:editing-duration>
    <meta:editing-cycles>18</meta:editing-cycles>
    <meta:generator>LibreOffice/25.2.6.2$Windows_X86_64 LibreOffice_project/729c5bfe710f5eb71ed3bbde9e06a6065e9c6c5d</meta:generator>
    <meta:print-date>2025-10-31T19:42:45.752298500</meta:print-date>
    <meta:printed-by>PDF files</meta:printed-by>
    <meta:document-statistic meta:table-count="0" meta:image-count="0" meta:object-count="0" meta:page-count="6" meta:paragraph-count="99" meta:word-count="1749" meta:character-count="10222" meta:non-whitespace-character-count="8584"/>
  </office:meta>
</office:document-meta>
</file>